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/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1586184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"City-Hike"-with-Game-:)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1749780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1841270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2872118/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string">
            <text:p>https://www.meetup.com/grenoble-adventure-club-english-french/events/273050453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string">
            <text:p>https://www.meetup.com/grenoble-adventure-club-english-french/events/274864502/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string">
            <text:p>https://www.meetup.com/grenoble-adventure-club-english-french/events/278892953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79041438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string">
            <text:p>https://www.meetup.com/grenoble-adventure-club-english-french/events/279439068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string">
            <text:p>https://www.meetup.com/grenoble-adventure-club-english-french/events/279459816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13297/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53697/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1127427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string">
            <text:p>https://www.meetup.com/grenoble-adventure-club-english-french/events/285587046/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string">
            <text:p>https://www.meetup.com/grenoble-adventure-club-english-french/events/284164656/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85911723/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298651/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358839/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358839/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745829/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753529/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894452/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996689/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382339/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508306/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93535443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645622/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770730/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791443/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061788/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060658/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94323411/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369598/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450729/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484576/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515354/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575737/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612365/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613164/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string">
            <text:p>https://www.meetup.com/grenoble-adventure-club-english-french/events/294724528/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769523/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731418/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94757545/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94757545/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044668/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045096/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5213425/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213821/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95359916/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95359916/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315263/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381068/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503471/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503471/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327751/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96425340/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96425340/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6560263/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6703101/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698037/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6875526/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008770/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066459/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155316/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276396/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401005/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556849/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699455/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831868/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string">
            <text:p>https://www.meetup.com/grenoble-adventure-club-english-french/events/298190705/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335698/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8503169/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638373/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796068/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820053/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950788/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